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8a0e" officeooo:paragraph-rsid="00128a0e"/>
    </style:style>
    <style:style style:name="P2" style:family="paragraph" style:parent-style-name="Standard">
      <style:paragraph-properties fo:text-align="justify" style:justify-single-word="false"/>
      <style:text-properties officeooo:rsid="0013d4d1" officeooo:paragraph-rsid="0013d4d1"/>
    </style:style>
    <style:style style:name="P3" style:family="paragraph" style:parent-style-name="Standard">
      <style:paragraph-properties fo:text-align="justify" style:justify-single-word="false"/>
      <style:text-properties officeooo:rsid="00145ca7" officeooo:paragraph-rsid="00145ca7"/>
    </style:style>
    <style:style style:name="P4" style:family="paragraph" style:parent-style-name="Standard">
      <style:paragraph-properties fo:text-align="justify" style:justify-single-word="false"/>
      <style:text-properties officeooo:rsid="001646e7" officeooo:paragraph-rsid="001646e7"/>
    </style:style>
    <style:style style:name="P5" style:family="paragraph" style:parent-style-name="Standard">
      <style:paragraph-properties fo:text-align="justify" style:justify-single-word="false"/>
      <style:text-properties officeooo:paragraph-rsid="00128a0e"/>
    </style:style>
    <style:style style:name="P6" style:family="paragraph" style:parent-style-name="Standard">
      <style:paragraph-properties fo:text-align="justify" style:justify-single-word="false"/>
      <style:text-properties officeooo:paragraph-rsid="00179e86"/>
    </style:style>
    <style:style style:name="P7" style:family="paragraph" style:parent-style-name="Standard">
      <style:paragraph-properties fo:text-align="justify" style:justify-single-word="false"/>
      <style:text-properties officeooo:rsid="00179e86" officeooo:paragraph-rsid="00179e86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45ca7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646e7"/>
    </style:style>
    <style:style style:name="P10" style:family="paragraph" style:parent-style-name="Standard">
      <style:paragraph-properties fo:text-align="justify" style:justify-single-word="false"/>
      <style:text-properties officeooo:paragraph-rsid="0013d4d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45ca7" officeooo:paragraph-rsid="00145ca7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646e7" officeooo:paragraph-rsid="001646e7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ae5df" officeooo:paragraph-rsid="001ae5d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bold" officeooo:rsid="00128a0e" officeooo:paragraph-rsid="00128a0e" style:font-size-asian="16pt" style:font-weight-asian="bold" style:font-size-complex="16pt" style:font-weight-complex="bold"/>
    </style:style>
    <style:style style:name="T1" style:family="text">
      <style:text-properties officeooo:rsid="00128a0e"/>
    </style:style>
    <style:style style:name="T2" style:family="text">
      <style:text-properties officeooo:rsid="00132aab"/>
    </style:style>
    <style:style style:name="T3" style:family="text">
      <style:text-properties officeooo:rsid="0013d4d1"/>
    </style:style>
    <style:style style:name="T4" style:family="text">
      <style:text-properties officeooo:rsid="00145ca7"/>
    </style:style>
    <style:style style:name="T5" style:family="text">
      <style:text-properties officeooo:rsid="001646e7"/>
    </style:style>
    <style:style style:name="T6" style:family="text">
      <style:text-properties fo:font-style="italic" officeooo:rsid="001646e7" style:font-style-asian="italic" style:font-style-complex="italic"/>
    </style:style>
    <style:style style:name="T7" style:family="text">
      <style:text-properties fo:font-style="italic" officeooo:rsid="001ae5df" style:font-style-asian="italic" style:font-style-complex="italic"/>
    </style:style>
    <style:style style:name="T8" style:family="text">
      <style:text-properties officeooo:rsid="00179e86"/>
    </style:style>
    <style:style style:name="T9" style:family="text">
      <style:text-properties officeooo:rsid="0018fed7"/>
    </style:style>
    <style:style style:name="T10" style:family="text">
      <style:text-properties officeooo:rsid="001ae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ordpres, o maior CMS do mundo</text:p>
      <text:p text:style-name="P13">Dennis van den Berg</text:p>
      <text:p text:style-name="P1"/>
      <text:p text:style-name="P5"><text:span text:style-name="T1">O Wordpress é um software de gerenciamento de conteúdo (CMS, sigl</text:span><text:span text:style-name="T2">a</text:span><text:span text:style-name="T1"> em inglês para Content Management System), criado em 2003 pelo Matt Mullenweg e Mike Little. </text:span><text:span text:style-name="T2">Este software foi criado com objetivo de facilitar a postagem e atualização de conteúdos em sites e blogs. </text:span><text:span text:style-name="T10">Ele possui</text:span><text:span text:style-name="T2"> um painel de administrador, onde </text:span><text:span text:style-name="T10">se pode</text:span><text:span text:style-name="T2"> adicionar um post ou um artigo de maneira interativa e sem escrever uma </text:span><text:span text:style-name="T10">única </text:span><text:span text:style-name="T2">linha de código. Isso tornou a publicação e manutenção de sites acessível a pessoas que não possuíam habilidades de programação e essa ideia foi tão </text:span><text:span text:style-name="T3">revolucionaria que hoje em dia, segundo o site da Wordpres.</text:span><text:span text:style-name="T5">org</text:span><text:span text:style-name="T3">, <text:s/>43% da internet faz uso de seu software, desde blogs amadores até os maiores sites de notícia, como Vogue, Global News e The Obama Fundation como exemplo.</text:span></text:p>
      <text:p text:style-name="P5"/>
      <text:p text:style-name="P10"><text:span text:style-name="T3">O Wordpress é um software de código aberto, isso quer dizer que você é livre para usar e modificar o software da forma como quiser, </text:span><text:span text:style-name="T8">sem precisar pagar nada por isso. </text:span><text:span text:style-name="T10">O principal fator que auxiliou na evolução</text:span><text:span text:style-name="T3"> do software </text:span><text:span text:style-name="T10">foi</text:span><text:span text:style-name="T3"> a participação da comunidade, onde cada um contribui a sua maneira (seja melhorando o código, relatando problemas ou sugerindo melhorias, ou até promovendo o software para que mais gente o use </text:span><text:span text:style-name="T8">e </text:span><text:span text:style-name="T3">colabore). </text:span></text:p>
      <text:p text:style-name="P2"/>
      <text:p text:style-name="P3">Dentre os recursos de destaque do Wordpress gostaria de destacar:</text:p>
      <text:list xml:id="list3936426400" text:style-name="L1">
        <text:list-item>
          <text:p text:style-name="P8"><text:span text:style-name="T4">Um painel </text:span><text:span text:style-name="T10">para publicação de </text:span><text:span text:style-name="T4">posts com um editor WYSIWYG (what you see is what you get), ou seja, você vê no edito</text:span><text:span text:style-name="T8">r</text:span><text:span text:style-name="T4"> os texto da forma como aparecerão na tela do </text:span><text:span text:style-name="T8">usuário</text:span><text:span text:style-name="T4"> e não em formato HTML.</text:span></text:p>
        </text:list-item>
        <text:list-item>
          <text:p text:style-name="P11">Possibilidade de baixar temas para o seu blog ou site, não sendo necessário nenhum conhecimento de CSS para alterar o layout de seu site, inclusive é possível trocar cores e outras características do layout através de um painel interativo de personalização.</text:p>
        </text:list-item>
        <text:list-item>
          <text:p text:style-name="P8"><text:span text:style-name="T4">O software permite adicionar widgets </text:span><text:span text:style-name="T5">(como lista de artigos, links de mídias sociais, cotação do Dollar ou previsão do tempo, </text:span><text:span text:style-name="T10">entre outros</text:span><text:span text:style-name="T5">), </text:span><text:span text:style-name="T4">e </text:span><text:span text:style-name="T5">os </text:span><text:span text:style-name="T4">posicionar em diferentes locais </text:span><text:span text:style-name="T5">da página. </text:span></text:p>
        </text:list-item>
        <text:list-item>
          <text:p text:style-name="P9"><text:span text:style-name="T5">Possibilidade de baixar plug-ins com as mais variadas funcionalidades, desde um plugin simples para melhorar o SEO (Search Engine Optimization) até plugins mais complexos como o </text:span><text:span text:style-name="T7">W</text:span><text:span text:style-name="T6">oocomerce</text:span><text:span text:style-name="T5">, que transforma o seu blog em um site de comercio eletrônico. </text:span></text:p>
        </text:list-item>
        <text:list-item>
          <text:p text:style-name="P12">O seu website já fica responsivo automaticamente, ou seja, tem uma aparência boa, independente de tamanho d<text:span text:style-name="T10">o</text:span> monitor ou tipo de dispositivo, <text:span text:style-name="T8">além de ter atualizações automáticas de segurança e desempenho. </text:span></text:p>
        </text:list-item>
      </text:list>
      <text:p text:style-name="P7"/>
      <text:p text:style-name="P6"><text:span text:style-name="T8">O wordpress tornou possível a publicação de sites por pessoas com pouco o</text:span><text:span text:style-name="T10">u</text:span><text:span text:style-name="T8"> nenhum conhecimento técnico </text:span><text:span text:style-name="T9">e/ou com poucos recursos financeiros, ajudou a internet a se tornar tão democrátic</text:span><text:span text:style-name="T10">a</text:span><text:span text:style-name="T9"> como é hoje, além de ter criado uma comunidade de pessoas dispostas a aprender a utilizar e desenvolver ainda mais esta ferramenta, inclusive com reuniões mensais nas principais capitais do pais e do mundo. Wordpress mostrou que um bom software é mais que um monte de zeros e uns, é uma ferramenta que muda a forma como trabalhamos, nos comunicamos e nos relacionamos como sociedade.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1:04:58.439674509</meta:creation-date>
    <dc:date>2022-02-24T09:56:23.849671533</dc:date>
    <meta:editing-duration>PT45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00" meta:character-count="2979" meta:non-whitespace-character-count="2489"/>
  </office:meta>
</office:document-meta>
</file>